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3.3945in"/>
    </style:style>
    <style:style style:name="co4" style:family="table-column">
      <style:table-column-properties fo:break-before="auto" style:column-width="0.9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5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2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 fo:font-style="italic" style:font-style-asian="italic" style:font-style-complex="italic"/>
    </style:style>
    <style:style style:name="T4" style:family="text">
      <style:text-properties fo:font-size="13pt" style:font-size-asian="13pt" style:font-size-complex="13pt" fo:font-style="normal" style:font-style-asian="normal" style:font-style-complex="normal"/>
    </style:style>
    <style:style style:name="T5" style:family="text">
      <style:text-properties fo:font-size="13pt" fo:font-style="normal" style:font-size-asian="13pt" style:font-size-complex="13pt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<text:span text:style-name="T1">Status</text:span> of implementation CheckStyle checks</text:p>
          </table:table-cell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implemented</text:p>
          </table:table-cell>
          <table:table-cell table:style-name="ce12" table:formula="of:=ROUND(SUM([.A8:.A141])*100/133;3)" office:value-type="float" office:value="35.338" calcext:value-type="float">
            <text:p/>
          </table:table-cell>
          <table:table-cell table:style-name="ce5" table:number-columns-repeated="1020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Percentage tested</text:p>
          </table:table-cell>
          <table:table-cell table:style-name="ce12" table:formula="of:=SUM([.B8:.B141])*100/SUM([.A8:.A141])" office:value-type="float" office:value="97.8723404255319" calcext:value-type="float">
            <text:p/>
          </table:table-cell>
          <table:table-cell table:style-name="ce5"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7" office:value-type="string" calcext:value-type="string">
            <text:p>I = implemented, T = tested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8" office:value-type="string" calcext:value-type="string">
            <text:p>Ensures that the names of abstract classes conforming to some regula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9" office:value-type="string" calcext:value-type="string">
            <text:p>This check controls the style with the usage of annot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8" office:value-type="string" calcext:value-type="string">
            <text:p>Checks for long anonymous inner class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9" office:value-type="string" calcext:value-type="string">
            <text:p>Checks if array initialization contains optional trailing comma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8" office:value-type="string" calcext:value-type="string">
            <text:p>Checks the style of array type definit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9" office:value-type="string" calcext:value-type="string">
            <text:p>Detects inline conditional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8" office:value-type="string" calcext:value-type="string">
            <text:p>Finds nested block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9" office:value-type="string" calcext:value-type="string">
            <text:p>Check that finds import statements that use the * notati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8" office:value-type="string" calcext:value-type="string">
            <text:p>Check that finds static impor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9" office:value-type="string" calcext:value-type="string">
            <text:p>Restricts nested boolean operators (&amp;&amp;, ||, &amp;, | and ^) to a specified depth (default = 3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8" office:value-type="string" calcext:value-type="string">
            <text:p>This metric measures the number of instantiations of other classes within the given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9" office:value-type="string" calcext:value-type="string">
            <text:p>The number of other classes a given class relies 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ClassTypeParameterName" xlink:type="simple">Class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ConstantName" xlink:type="simple">ConstantName</text:a></text:p>
          </table:table-cell>
          <table:table-cell table:style-name="ce9" office:value-type="string" calcext:value-type="string">
            <text:p>Checks that constant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8" office:value-type="string" calcext:value-type="string">
            <text:p>Checks that if a class defines a covariant method equals, then it defines method equals(java.lang.Object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9" office:value-type="string" calcext:value-type="string">
            <text:p>Checks cyclomatic complexity against a specified limi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8" office:value-type="string" calcext:value-type="string">
            <text:p>Checks that the parts of a class or interface declaration appear in the order suggested by the <text:a xlink:href="http://java.sun.com/docs/codeconv/html/CodeConventions.doc2.html#1852" xlink:type="simple">Code Conventions for the Java Programming Language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9" office:value-type="string" calcext:value-type="string">
            <text:p><text:span text:style-name="T2">Check that the default is after all the cases in a switch statement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8" office:value-type="string" calcext:value-type="string">
            <text:p>Checks for restricted tokens beneath other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9" office:value-type="string" calcext:value-type="string">
            <text:p>Checks that classes are designed for inheritanc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8" office:value-type="string" calcext:value-type="string">
            <text:p>Checks for empty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9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8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9" office:value-type="string" calcext:value-type="string">
            <text:p>Detects empty statements (standalone ';'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8" office:value-type="string" calcext:value-type="string">
            <text:p>Checks that any combination of String literals with optional assignment is on the left side of an equals() comparis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9" office:value-type="string" calcext:value-type="string">
            <text:p>Checks that classes that override equals() also override hashCode(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8" office:value-type="string" calcext:value-type="string">
            <text:p>Restricts the number of executable statements to a specified limit (default = 30)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9" office:value-type="string" calcext:value-type="string">
            <text:p><text:span text:style-name="T2">Checks if any class or object member explicitly initialized to default for its type value (null for object references, zero for numeric types and char and false for boolean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8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9" office:value-type="string" calcext:value-type="string">
            <text:p>Checks for long source files.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8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8" office:value-type="string" calcext:value-type="string">
            <text:p>Checks to see if a file contains a tab character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9" office:value-type="string" calcext:value-type="string">
            <text:p>Checks that class which has only private ctors is declared as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8" office:value-type="string" calcext:value-type="string">
            <text:p>Ensures that local variables that never get their values changed, must be declared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9" office:value-type="string" calcext:value-type="string">
            <text:p>Check that method/constructor/catch/foreach parameters are final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8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13" office:value-type="string" calcext:value-type="string">
            <text:p><text:span text:style-name="T2">Checks that the whitespace around the Generic tokens &lt; and &gt; are correct to the </text:span><text:span text:style-name="T3">typical</text:span><text:span text:style-name="T4"> conventio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9" office:value-type="string" calcext:value-type="string">
            <text:p>Checks the header of the source against a fixed header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8" office:value-type="string" calcext:value-type="string">
            <text:p>Checks that a local variable or a parameter does not shadow a field that is defined in the same clas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9" office:value-type="string" calcext:value-type="string">
            <text:p>Make sure that utility classes (classes that contain only static methods) do not have a public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8" office:value-type="string" calcext:value-type="string">
            <text:p>Catching java.lang.Exception,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9" office:value-type="string" calcext:value-type="string">
            <text:p>Checks for imports from a set of illegal packag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8" office:value-type="string" calcext:value-type="string">
            <text:p>Checks for illegal instantiations where a factory method is preferr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9" office:value-type="string" calcext:value-type="string">
            <text:p>Throwing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8" office:value-type="string" calcext:value-type="string">
            <text:p>Checks for illegal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9" office:value-type="string" calcext:value-type="string">
            <text:p>Checks for illegal token tex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8" office:value-type="string" calcext:value-type="string">
            <text:p>Checks that particular class are never used as types in variable declarations, return values or paramet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9" office:value-type="string" calcext:value-type="string">
            <text:p>Check that controls what packages can be imported in each packag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8" office:value-type="string" calcext:value-type="string">
            <text:p>Ensures that groups of imports come in a specific orde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9" office:value-type="string" calcext:value-type="string">
            <text:p>Checks correct indentation of Java Code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8" office:value-type="string" calcext:value-type="string">
            <text:p><text:span text:style-name="T5">Checks for assignments in subexpressions, such as in String s = Integer.toString(i = 2);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9" office:value-type="string" calcext:value-type="string">
            <text:p>Check nested (internal) classes/interfaces are declared at the bottom of the class after all method and field declar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8" office:value-type="string" calcext:value-type="string">
            <text:p>Implements Bloch, Effective Java, Item 17 - Use Interfaces only to define typ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JUnitTestCase" xlink:type="simple">JUnitTestCase</text:a></text:p>
          </table:table-cell>
          <table:table-cell table:style-name="ce9" office:value-type="string" calcext:value-type="string">
            <text:p>Ensures that the setUp(), tearDown()methods are named correctly, have no arguments, return void and are either public or protect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8" office:value-type="string" calcext:value-type="string">
            <text:p>This check calculates the Non Commenting Source Statements (NCSS) metric for java source files and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9" office:value-type="string" calcext:value-type="string">
            <text:p>Checks the Javadoc of a method or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8" office:value-type="string" calcext:value-type="string">
            <text:p>Checks that all packages have a package documen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9" office:value-type="string" calcext:value-type="string">
            <text:p>Custom Checkstyle Check to validate Javado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8" office:value-type="string" calcext:value-type="string">
            <text:p>Checks the Javadoc of a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9" office:value-type="string" calcext:value-type="string">
            <text:p>Checks that a variable has Javadoc comm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8" office:value-type="string" calcext:value-type="string">
            <text:p>Checks the placement of left curly braces on types, methods and other blocks: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9" office:value-type="string" calcext:value-type="string">
            <text:p>Checks for long lin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checkstyle.sourceforge.net/config_naming.html#LocalFinalVariableName" xlink:type="simple">LocalFinalVariableName</text:a></text:p>
          </table:table-cell>
          <table:table-cell table:style-name="ce8" office:value-type="string" calcext:value-type="string">
            <text:p>Checks that local 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9" office:value-type="string" calcext:value-type="string">
            <text:p>Checks that local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8" office:value-type="string" calcext:value-type="string">
            <text:p>Checks for magic numb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MemberName" xlink:type="simple">MemberName</text:a></text:p>
          </table:table-cell>
          <table:table-cell table:style-name="ce9" office:value-type="string" calcext:value-type="string">
            <text:p>Checks that instance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8" office:value-type="string" calcext:value-type="string">
            <text:p>Checks the number of methods declared in each typ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9" office:value-type="string" calcext:value-type="string">
            <text:p>Checks for long method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8" office:value-type="string" calcext:value-type="string">
            <text:p>Checks that method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9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MethodTypeParameterName" xlink:type="simple">MethodTypeParameterName</text:a></text:p>
          </table:table-cell>
          <table:table-cell table:style-name="ce8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9" office:value-type="string" calcext:value-type="string">
            <text:p>Checks that classes (except abstract one) define a ctor and don't rely on the default o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8" office:value-type="string" calcext:value-type="string">
            <text:p>This class is used to verify that both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9" office:value-type="string" calcext:value-type="string">
            <text:p>This class is used to verify that th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8" office:value-type="string" calcext:value-type="string">
            <text:p>Checks that switch statement has "default" claus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9" office:value-type="string" calcext:value-type="string">
            <text:p>Check for ensuring that for loop control variables are not modified inside the for block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8" office:value-type="string" calcext:value-type="string">
            <text:p>Checks that the order of modifiers conforms to the suggestions in the <text:a xlink:href="http://java.sun.com/docs/books/jls/second_edition/html/classes.doc.html" xlink:type="simple">Java Language specification, sections 8.1.1, 8.3.1 and 8.4.3</text:a>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9" office:value-type="string" calcext:value-type="string">
            <text:p>Checks for multiple occurrences of the same string literal within a singl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8" office:value-type="string" calcext:value-type="string">
            <text:p>Checks that each variable declaration is in its own statement and on its own lin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9" office:value-type="string" calcext:value-type="string">
            <text:p>Ensures that exceptions (defined as any class name conforming to some regular expression) are immutab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8" office:value-type="string" calcext:value-type="string">
            <text:p>Checks the npath complexity against a specified limit (default = 200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9" office:value-type="string" calcext:value-type="string">
            <text:p>Checks for braces around code block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8" office:value-type="string" calcext:value-type="string">
            <text:p><text:span text:style-name="T5">Restricts nested for blocks to a specified depth (default = 1).</text:span>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9" office:value-type="string" calcext:value-type="string">
            <text:p>Restricts nested if-else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8" office:value-type="string" calcext:value-type="string">
            <text:p>Restricts nested try-catch-finally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9" office:value-type="string" calcext:value-type="string">
            <text:p>Checks that there is a newline at the end of each file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8" office:value-type="string" calcext:value-type="string">
            <text:p>Checks that the clone method is not overridden from the Object clas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14" office:value-type="string" calcext:value-type="string">
            <text:p><text:span text:style-name="T5">Checks that no method having zero parameters is defined using the name </text:span><text:span text:style-name="T3">finalize</text:span><text:span text:style-name="T4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8" office:value-type="string" calcext:value-type="string">
            <text:p>Checks that there is no whitespace after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9" office:value-type="string" calcext:value-type="string">
            <text:p>Checks that there is no whitespace before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8" office:value-type="string" calcext:value-type="string">
            <text:p>Checks there is only one statement per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9" office:value-type="string" calcext:value-type="string">
            <text:p>Checks line wrapping for operato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8" office:value-type="string" calcext:value-type="string">
            <text:p>Checks that the outer type name and the file name match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9" office:value-type="string" calcext:value-type="string">
            <text:p>Checks for the number of defined types at the "outer" leve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8" office:value-type="string" calcext:value-type="string">
            <text:p>This check makes sure that all package annotations are in the package-info.java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9" office:value-type="string" calcext:value-type="string">
            <text:p>Ensures there is a package declaration and (optionally) in the correct director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ckageName" xlink:type="simple">PackageName</text:a></text:p>
          </table:table-cell>
          <table:table-cell table:style-name="ce8" office:value-type="string" calcext:value-type="string">
            <text:p>Checks that packag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9" office:value-type="string" calcext:value-type="string">
            <text:p>Disallow assignment of parameter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ParameterName" xlink:type="simple">ParameterName</text:a></text:p>
          </table:table-cell>
          <table:table-cell table:style-name="ce8" office:value-type="string" calcext:value-type="string">
            <text:p>Checks that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9" office:value-type="string" calcext:value-type="string">
            <text:p>Checks the number of parameters that a method or constructor ha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8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9" office:value-type="string" calcext:value-type="string">
            <text:p>Checks for imports that are redunda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8" office:value-type="string" calcext:value-type="string">
            <text:p>Checks for redundant modifiers in interface and annotation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dundantThrows" xlink:type="simple">RedundantThrows</text:a></text:p>
          </table:table-cell>
          <table:table-cell table:style-name="ce9" office:value-type="string" calcext:value-type="string">
            <text:p>Checks for redundant exceptions declared in throws clause such as duplicates, unchecked exceptions or subclasses of another declared excep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8" office:value-type="string" calcext:value-type="string">
            <text:p>A check that makes sure that a specified pattern exists (or not) in th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9" office:value-type="string" calcext:value-type="string">
            <text:p>Checks the header of the source against a header file that contains 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8" office:value-type="string" calcext:value-type="string">
            <text:p>Implementation of a check that looks that matches across multiple lines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9" office:value-type="string" calcext:value-type="string">
            <text:p>Implementation of a check that looks for a single line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8" office:value-type="string" calcext:value-type="string">
            <text:p>Implementation of a check that looks for a single line in Java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9" office:value-type="string" calcext:value-type="string">
            <text:p>Checks that code doesn't rely on the "this" default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8" office:value-type="string" calcext:value-type="string">
            <text:p>Restricts return statements to a specified count (default = 2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9" office:value-type="string" calcext:value-type="string">
            <text:p>Checks the placement of right curly brace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8" office:value-type="string" calcext:value-type="string">
            <text:p>Checks for overly complicated boolean expression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9" office:value-type="string" calcext:value-type="string">
            <text:p>Checks for overly complicated boolean return statement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naming.html#StaticVariableName" xlink:type="simple">StaticVariableName</text:a></text:p>
          </table:table-cell>
          <table:table-cell table:style-name="ce8" office:value-type="string" calcext:value-type="string">
            <text:p>Checks that static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duplicates.html#StrictDuplicateCode" xlink:type="simple">StrictDuplicateCode</text:a></text:p>
          </table:table-cell>
          <table:table-cell table:style-name="ce9" office:value-type="string" calcext:value-type="string">
            <text:p>Performs a line-by-line comparison of all code lines and reports duplicate code if a sequence of lines differs only in indentation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8" office:value-type="string" calcext:value-type="string">
            <text:p><text:span text:style-name="T5">Checks that string literals are not used with == or !=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9" office:value-type="string" calcext:value-type="string">
            <text:p>Checks that an overriding clone() method invokes super.clon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8" office:value-type="string" calcext:value-type="string">
            <text:p>Checks that an overriding finalize() method invokes super.finaliz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9" office:value-type="string" calcext:value-type="string">
            <text:p>This check allows you to specify what warnings tha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8" office:value-type="string" calcext:value-type="string">
            <text:p>This check allows for finding code that should not be reported by Checkstyle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9" office:value-type="string" calcext:value-type="string">
            <text:p>Restricts throws statements to a specified count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8" office:value-type="string" calcext:value-type="string">
            <text:p>A check for TODO com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9" office:value-type="string" calcext:value-type="string">
            <text:p>The check to ensure that requires that comments be the only thing on a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8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9" office:value-type="string" calcext:value-type="string">
            <text:p>Checks that typ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8" office:value-type="string" calcext:value-type="string">
            <text:p>Checks the padding of parentheses for typecas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9" office:value-type="string" calcext:value-type="string">
            <text:p>Detects uncommented main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8" office:value-type="string" calcext:value-type="string">
            <text:p>Detects duplicated keys in properties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9" office:value-type="string" calcext:value-type="string">
            <text:p>Checks if unnecessary parentheses are used in a statement o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8" office:value-type="string" calcext:value-type="string">
            <text:p>Checks for unused import state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9" office:value-type="string" calcext:value-type="string">
            <text:p>Checks that long constants are defined with an upper ell.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8" office:value-type="string" calcext:value-type="string">
            <text:p>Checks visibility of class memb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9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8" office:value-type="string" calcext:value-type="string">
            <text:p>Checks that a token is surrounded by whitespac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9" office:value-type="string" calcext:value-type="string">
            <text:p>Outputs a JavaDoc tag as information.</text:p>
          </table:table-cell>
          <table:table-cell table:number-columns-repeated="1020"/>
        </table:table-row>
        <table:table-row table:style-name="ro2" table:number-rows-repeated="10484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0/00/0000</text:date>, <text:time style:data-style-name="N2" text:time-value="09:50:49.8317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2:04:36.262751000</meta:creation-date>
    <dc:date>2014-08-07T16:39:21.422827000</dc:date>
    <meta:editing-duration>PT16H45M48S</meta:editing-duration>
    <meta:editing-cycles>6</meta:editing-cycles>
    <meta:generator>LibreOffice/4.2.2.1$MacOSX_X86_64 LibreOffice_project/3be8cda0bddd8e430d8cda1ebfd581265cca5a0f</meta:generator>
    <meta:document-statistic meta:table-count="1" meta:cell-count="369" meta:object-count="0"/>
  </office:meta>
</office:document-meta>
</file>